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office:value-type="string">
            <text:p>problems remaining</text:p>
          </table:table-cell>
          <table:table-cell/>
        </table:table-row>
        <table:table-row table:style-name="ro1">
          <table:table-cell/>
          <table:table-cell office:value-type="string">
            <text:p>2008 final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2009 finals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2010 finals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string">
            <text:p>2011 1c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string">
            <text:p>2011 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2011 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string">
            <text:p>2011 finals</text:p>
          </table:table-cell>
          <table:table-cell office:value-type="float" office:value="5">
            <text:p>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12/21/2012</text:date>, <text:time>21:0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2-12-21T21:09:50.65</dc:date>
    <meta:editing-duration>PT12H40M53S</meta:editing-duration>
    <meta:editing-cycles>1</meta:editing-cycles>
    <meta:document-statistic meta:table-count="3" meta:cell-count="18" meta:object-count="0"/>
    <meta:generator>OpenOffice.org/3.4.1$Win32 OpenOffice.org_project/341m1$Build-9593</meta:generator>
  </office:meta>
</office:document-meta>
</file>